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24-01-3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23-02-1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22-09-2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22-01-04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21-01-25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20-09-16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20-01-1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9-08-27 0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9-04-23 0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9-01-07 1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8-09-05 0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8-05-23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8-01-09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7-09-1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7-05-01 0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7-01-03 0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6-09-26 0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6-05-02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6-01-06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5-09-29 0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5-05-04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5-01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4-09-02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4-05-13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4-02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3-10-0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95</text:p>
          </table:table-cell>
          <table:table-cell office:value-type="string" calcext:value-type="string">
            <text:p>RUSH-064</text:p>
          </table:table-cell>
          <table:table-cell office:value-type="string" calcext:value-type="string">
            <text:p>201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